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100000DB3FF0982684E2F69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81cm, 0cm, 37.227cm, 0cm)" draw:luminance="-70%" draw:contrast="6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81cm, 0cm, 37.227cm, 0cm)" draw:luminance="-100%" draw:contrast="7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12cm" svg:y="-0.044cm" svg:width="19.491cm" svg:height="15.524cm" draw:z-index="1"><draw:image xlink:href="Pictures/10000000000009B100000DB3FF0982684E2F69B2.png" xlink:type="simple" xlink:show="embed" xlink:actuate="onLoad" loext:mime-type="image/png"/></draw:frame></text:p>
      <text:p text:style-name="P1"><draw:frame draw:style-name="fr2" draw:name="Image2" text:anchor-type="char" svg:x="-0.035cm" svg:y="1.025cm" svg:width="19.542cm" svg:height="15.563cm" draw:z-index="0"><draw:image xlink:href="Pictures/10000000000009B100000DB3FF0982684E2F69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54:52.937386175</meta:creation-date>
    <dc:date>2020-06-30T09:04:26.703159577</dc:date>
    <meta:editing-duration>PT22M40S</meta:editing-duration>
    <meta:editing-cycles>7</meta:editing-cycles>
    <meta:generator>LibreOffice/6.4.3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